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4.419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3.986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4.456cm"/>
    </style:style>
    <style:style style:name="co12" style:family="table-column">
      <style:table-column-properties fo:break-before="auto" style:column-width="2.741cm"/>
    </style:style>
    <style:style style:name="co13" style:family="table-column">
      <style:table-column-properties fo:break-before="auto" style:column-width="2.492cm"/>
    </style:style>
    <style:style style:name="co14" style:family="table-column">
      <style:table-column-properties fo:break-before="auto" style:column-width="5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Algorithm_20_1_20_QRSdet_20_and_20_Analys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gorithm 1 QRSdet and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QRSFilter(non init)</text:p>
          </table:table-cell>
          <table:table-cell/>
          <table:table-cell table:number-matrix-columns-spanned="1" table:number-matrix-rows-spanned="1" table:formula="of:=SUM([.B3:.B7]*[.D3:.D7])"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SUM([.B3:.B7]*[.E3:.E7])"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SUM([.B3:.B7]*[.F3:.F7])"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SUM([.B3:.B7]*[.G3:.G7])"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SUM([.B3:.B7]*[.H3:.H7])"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SUM([.B3:.B7]*[.I3:.I7])"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SUM([.B3:.B7]*[.J3:.J7])"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SUM([.B3:.B7]*[.K3:.K7])"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SUM([.B3:.B7]*[.L3:.L7])"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SUM([.B3:.B7]*[.M3:.M7])"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SUM([.B3:.B7]*[.N3:.N7])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fi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pfi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vwi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Peak(non init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mean(i elements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 office:value-type="string" calcext:value-type="string">
            <text:p>i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Note: Check how much energy a for loop tak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hres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BLSCheck(i elements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+i+2i+i(180)</text:p>
          </table:table-cell>
          <table:table-cell table:style-name="ce1" office:value-type="string" calcext:value-type="string">
            <text:p>i(44)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2i+3(9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eed to check this one especially for being able to cut down if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 calcext:value-type="string">
            <text:p>i=220/Ms_per_sample+0.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QRSDet(non init)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k bullshittery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010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RSFilter</text:p>
          </table:table-cell>
          <table:table-cell table:formula="of:=[.D2]" office:value-type="float" office:value="5" calcext:value-type="float">
            <text:p>5</text:p>
          </table:table-cell>
          <table:table-cell table:formula="of:=[.E2]" office:value-type="float" office:value="21" calcext:value-type="float">
            <text:p>21</text:p>
          </table:table-cell>
          <table:table-cell table:formula="of:=[.F2]" office:value-type="float" office:value="4" calcext:value-type="float">
            <text:p>4</text:p>
          </table:table-cell>
          <table:table-cell table:formula="of:=[.G2]" office:value-type="float" office:value="6" calcext:value-type="float">
            <text:p>6</text:p>
          </table:table-cell>
          <table:table-cell table:formula="of:=[.H2]" office:value-type="float" office:value="2" calcext:value-type="float">
            <text:p>2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9" calcext:value-type="float">
            <text:p>9</text:p>
          </table:table-cell>
          <table:table-cell table:formula="of:=[.K2]" office:value-type="float" office:value="5" calcext:value-type="float">
            <text:p>5</text:p>
          </table:table-cell>
          <table:table-cell table:formula="of:=[.L2]" office:value-type="float" office:value="6" calcext:value-type="float">
            <text:p>6</text:p>
          </table:table-cell>
          <table:table-cell table:formula="of:=[.M2]" office:value-type="float" office:value="8" calcext:value-type="float">
            <text:p>8</text:p>
          </table:table-cell>
          <table:table-cell table:formula="of:=[.N2]" office:value-type="float" office:value="8" calcext:value-type="float">
            <text:p>8</text:p>
          </table:table-cell>
          <table:table-cell table:formula="of:=[.O2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k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12" calcext:value-type="float">
            <text:p>1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1" calcext:value-type="float">
            <text:p>1</text:p>
          </table:table-cell>
          <table:table-cell table:formula="of:=[.L10]" office:value-type="float" office:value="6" calcext:value-type="float">
            <text:p>6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rt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ative stuff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3" calcext:value-type="float">
            <text:p>3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kpcnt&lt;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ean(8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resh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se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SCHeck(Ms460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We ignore the else inside the else, since everything in the first if is bigger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kpcnt==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isecheck" table:style-name="ta2">
        <office:forms form:automatic-focus="false" form:apply-design-mode="false"/>
        <table:table-column table:style-name="co7" table:number-columns-repeated="19" table:default-cell-style-name="Default"/>
        <table:table-row table:style-name="ro4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/>
          <table:table-cell office:value-type="string" calcext:value-type="string">
            <text:p>Noisecheck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We ignore the else, because if it goes into the else, it'll lose the vast majority of everything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for loop(i)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Incrementation by 1</text:p>
          </table:table-cell>
          <table:table-cell table:number-columns-repeated="5"/>
          <table:table-cell office:value-type="string" calcext:value-type="string">
            <text:p>3i</text:p>
          </table:table-cell>
          <table:table-cell table:number-columns-repeated="6"/>
        </table:table-row>
      </table:table>
      <table:table table:name="mach" table:style-name="ta2">
        <office:forms form:automatic-focus="false" form:apply-design-mode="false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4">
          <table:table-cell/>
          <table:table-cell office:value-type="string" calcext:value-type="string">
            <text:p>match length=beatms_300=30</text:p>
          </table:table-cell>
          <table:table-cell table:number-columns-repeated="2"/>
          <table:table-cell office:value-type="string" calcext:value-type="string">
            <text:p>sample_rate=100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Maxtypes=8</text:p>
          </table:table-cell>
          <table:table-cell table:number-columns-repeated="17"/>
        </table:table-row>
        <table:table-row table:style-name="ro4">
          <table:table-cell table:number-columns-repeated="19"/>
        </table:table-row>
        <table:table-row table:style-name="ro1">
          <table:table-cell table:number-columns-repeated="6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</table:table-row>
        <table:table-row table:style-name="ro4" table:number-rows-repeated="2">
          <table:table-cell table:number-columns-repeated="19"/>
        </table:table-row>
        <table:table-row table:style-name="ro4">
          <table:table-cell/>
          <table:table-cell office:value-type="string" calcext:value-type="string">
            <text:p>Has 1 8er for loop and 8 8 for loops</text:p>
          </table:table-cell>
          <table:table-cell/>
          <table:table-cell office:value-type="string" calcext:value-type="string">
            <text:p>Resetmatch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3:14:07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gorithm_20_1_20_QRSdet_20_and_20_Analysis" style:display-name="PageStyle_Algorithm 1 QRSdet and 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dc:date>2017-03-05T02:29:10.521000000</dc:date>
    <meta:editing-duration>PT2H23M11S</meta:editing-duration>
    <meta:editing-cycles>3</meta:editing-cycles>
    <meta:document-statistic meta:table-count="3" meta:cell-count="272" meta:object-count="0"/>
  </office:meta>
</office:document-meta>
</file>